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92b75" officeooo:paragraph-rsid="00192b75"/>
    </style:style>
    <style:style style:name="P2" style:family="paragraph" style:parent-style-name="Standard">
      <style:text-properties style:font-name="Khmer OS" officeooo:rsid="00192b75" officeooo:paragraph-rsid="001bfd5d"/>
    </style:style>
    <style:style style:name="P3" style:family="paragraph" style:parent-style-name="Standard">
      <style:text-properties style:font-name="Khmer OS" fo:font-weight="bold" officeooo:rsid="001c3e82" officeooo:paragraph-rsid="001c3e82" style:font-weight-asian="bold" style:font-weight-complex="bold"/>
    </style:style>
    <style:style style:name="P4" style:family="paragraph" style:parent-style-name="Standard">
      <style:text-properties style:font-name="Khmer OS" fo:font-size="14pt" style:text-underline-style="solid" style:text-underline-width="auto" style:text-underline-color="font-color" fo:font-weight="bold" officeooo:rsid="00192b75" officeooo:paragraph-rsid="001a091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Khmer OS" fo:font-size="22pt" style:text-underline-style="none" fo:font-weight="bold" officeooo:rsid="001a0918" officeooo:paragraph-rsid="001a0918" style:font-weight-asian="bold" style:font-weight-complex="bold"/>
    </style:style>
    <style:style style:name="T1" style:family="text">
      <style:text-properties style:text-position="super 58%" fo:font-size="12pt"/>
    </style:style>
    <style:style style:name="T2" style:family="text">
      <style:text-properties style:text-position="super 58%" fo:font-size="14pt" officeooo:rsid="001bfd5d"/>
    </style:style>
    <style:style style:name="T3" style:family="text">
      <style:text-properties fo:color="#ffffff" loext:opacity="100%" fo:font-size="12pt" style:text-underline-style="none" officeooo:rsid="001a0918" fo:background-color="#18a303" loext:char-shading-value="0"/>
    </style:style>
    <style:style style:name="T4" style:family="text">
      <style:text-properties officeooo:rsid="001bfd5d"/>
    </style:style>
    <style:style style:name="T5" style:family="text">
      <style:text-properties fo:font-weight="bold" officeooo:rsid="001c3e82" style:font-weight-asian="bold" style:font-weight-complex="bold"/>
    </style:style>
    <style:style style:name="T6" style:family="text">
      <style:text-properties fo:font-weight="bold" officeooo:rsid="001bfd5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Date 04/Jun/21</text:span><text:line-break/></text:p>
      <text:p text:style-name="P5">Tree</text:p>
      <text:p text:style-name="P4"><text:line-break/>+ Binary Tree</text:p>
      <text:p text:style-name="P1">- Binary tree have 4 types</text:p>
      <text:p text:style-name="P1"/>
      <text:p text:style-name="P3"><text:tab/>+ Perfect binary tree</text:p>
      <text:p text:style-name="P1"><text:tab/><text:tab/>- max no of nodes of height:<text:line-break/><text:tab/><text:tab/>=&gt; h = 2<text:span text:style-name="T1">h+1</text:span>-1</text:p>
      <text:p text:style-name="P2"><text:tab/><text:tab/>- min no of nodes of height:<text:line-break/><text:tab/><text:tab/>=&gt; h = h+1<text:line-break/><text:line-break/><text:tab/><text:span text:style-name="T5">+ <text:s/>F</text:span><text:span text:style-name="T6">ull binary tree</text:span><text:span text:style-name="T4"><text:line-break/><text:tab/><text:tab/>- </text:span>max no of nodes of height:<text:line-break/><text:tab/><text:tab/>=&gt; h = 2<text:span text:style-name="T1">h+1</text:span>-1</text:p>
      <text:p text:style-name="P2"><text:tab/><text:tab/>- min no of nodes of height:<text:line-break/><text:tab/><text:tab/>=&gt; h = <text:span text:style-name="T4">2</text:span>h+1</text:p>
      <text:p text:style-name="P2"/>
      <text:p text:style-name="P2"><text:span text:style-name="T5"><text:tab/>+ </text:span><text:span text:style-name="T6">complete binary tree</text:span><text:span text:style-name="T4"><text:line-break/><text:tab/><text:tab/>- </text:span>max no of nodes of height: <text:line-break/><text:tab/><text:tab/>=&gt; h = 2<text:span text:style-name="T1">h+1</text:span>-1</text:p>
      <text:p text:style-name="P2"><text:tab/><text:tab/>- min no of nodes of height:<text:line-break/><text:tab/><text:tab/>=&gt; h = <text:span text:style-name="T4">2</text:span><text:span text:style-name="T2">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4T10:26:17.727382881</dc:date>
    <meta:editing-duration>PT20M45S</meta:editing-duration>
    <meta:editing-cycles>6</meta:editing-cycles>
    <meta:generator>LibreOffice/7.1.3.2$Linux_X86_64 LibreOffice_project/10$Build-2</meta:generator>
    <meta:document-statistic meta:table-count="0" meta:image-count="0" meta:object-count="0" meta:page-count="1" meta:paragraph-count="10" meta:word-count="90" meta:character-count="396" meta:non-whitespace-character-count="284"/>
  </office:meta>
</office:document-meta>
</file>